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1---teoria"/>Modulo 1 - Teoria<text:bookmark-end text:name="modulo-1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</text:span>;<text:line-break/></text:p>
            </text:list-item>
            <text:list-item>
              <text:p text:style-name="P10">Descobrindo como é a estrutura de uma tabela, verificando quais são as colunas.<text:line-break/><text:span text:style-name="T1">DESC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25">
        <text:list-item>
          <text:p text:style-name="P25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25">O que são e o que fazem os administradores:<text:line-break/></text:p>
          <text:list text:style-name="L26">
            <text:list-item>
              <text:p text:style-name="P2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5">Acesso ao <text:span text:style-name="T1">MySQL</text:span> pelo terminal é necessario usar o comando:<text:line-break/>mysql -u root -p<text:line-break/></text:p>
          <text:list text:style-name="L27">
            <text:list-item>
              <text:p text:style-name="P27">Depois colocar a senha.<text:line-break/></text:p>
            </text:list-item>
          </text:list>
        </text:list-item>
        <text:list-item>
          <text:p text:style-name="P25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4T18:21:18Z</meta:creation-date>
    <dc:date>2022-03-14T18:21:18Z</dc:date>
    <meta:user-defined meta:name="date" meta:value-type="string">2022-03-14</meta:user-defined>
    <meta:user-defined meta:name="output" meta:value-type="string"/>
  </office:meta>
</office:document-meta>
</file>